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a06cb" draw:opacity="89%" draw:textarea-horizontal-align="justify" draw:textarea-vertical-align="middle" draw:auto-grow-height="false" fo:min-height="1.772cm" fo:min-width="4.441cm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5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fill-color="#0a06cb" draw:opacity="89%" draw:textarea-horizontal-align="justify" draw:textarea-vertical-align="middle" draw:auto-grow-height="false" fo:min-height="1.546cm" fo:min-width="3.541cm"/>
    </style:style>
    <style:style style:name="gr5" style:family="graphic" style:parent-style-name="standard">
      <style:graphic-properties draw:fill-color="#0a06cb" draw:opacity="89%" draw:textarea-horizontal-align="justify" draw:textarea-vertical-align="middle" draw:auto-grow-height="false" fo:min-height="1.546cm" fo:min-width="3.5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05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1.02cm"/>
      <style:paragraph-properties style:writing-mode="lr-tb"/>
    </style:style>
    <style:style style:name="gr8" style:family="graphic" style:parent-style-name="standard">
      <style:graphic-properties draw:stroke="none" draw:fill="none" fo:min-height="0.9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standard">
      <style:graphic-properties draw:stroke="none" draw:fill="none" fo:min-height="0.6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4" style:family="graphic" style:parent-style-name="objectwithoutfill">
      <style:graphic-properties svg:stroke-width="0.081cm" svg:stroke-color="#ff0000" draw:marker-start-width="0.321cm" draw:marker-end="Arrowheads_20_2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0.4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7" style:family="graphic" style:parent-style-name="standard">
      <style:graphic-properties draw:stroke="none" draw:fill="none" fo:min-height="0.557cm"/>
      <style:paragraph-properties style:writing-mode="lr-tb"/>
    </style:style>
    <style:style style:name="gr18" style:family="graphic" style:parent-style-name="standard">
      <style:graphic-properties draw:fill-color="#0a06cb" draw:opacity="89%" draw:textarea-horizontal-align="justify" draw:textarea-vertical-align="middle" draw:auto-grow-height="false" fo:min-height="1.995cm" fo:min-width="1.97cm"/>
    </style:style>
    <style:style style:name="gr19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20" style:family="graphic" style:parent-style-name="objectwithoutfill">
      <style:graphic-properties svg:stroke-width="0.053cm" svg:stroke-color="#55308d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loext:graphic-properties draw:fill-color="#0a06cb" draw:opacity="89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ffffff" loext:opacity="100%" fo:font-size="20pt" style:font-size-asian="20pt" style:font-size-complex="2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20pt" style:font-size-asian="20pt" style:font-size-complex="2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0a06cb" draw:opacity="89%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color="#ffffff" loext:opacity="100%"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color="#ffffff" loext:opacity="100%" fo:font-size="14pt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14pt" style:font-size-asian="14pt" style:font-size-complex="14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/>
      <style:text-properties fo:font-size="14pt" style:font-size-asian="14pt" style:font-size-complex="14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</style:style>
    <style:style style:name="P22" style:family="paragraph">
      <style:text-properties fo:color="#ffffff" loext:opacity="100%" fo:font-size="14pt" style:font-size-asian="14pt" style:font-size-complex="14pt"/>
    </style:style>
    <style:style style:name="P23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T1" style:family="text">
      <style:text-properties fo:color="#ffffff" loext:opacity="100%"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loext:opacity="100%" fo:font-size="16pt" style:font-size-asian="16pt" style:font-size-complex="16pt"/>
    </style:style>
    <style:style style:name="T5" style:family="text">
      <style:text-properties fo:color="#ffffff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858cm" svg:x="11.16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985cm" svg:height="1.825cm" svg:x="11.477cm" svg:y="2.905cm">
          <draw:text-box>
            <text:p text:style-name="P2"><text:span text:style-name="T1">Class_contro</text:span><text:span text:style-name="T1">ller.py</text:span></text:p>
          </draw:text-box>
        </draw:frame>
        <draw:frame draw:style-name="gr3" draw:text-style-name="P5" draw:layer="layout" svg:width="4.763cm" svg:height="1.199cm" svg:x="18.462cm" svg:y="2.814cm">
          <draw:text-box>
            <text:p text:style-name="P4"><text:span text:style-name="T2">Initializes 1D/2D grid &amp; general parameters</text:span></text:p>
          </draw:text-box>
        </draw:frame>
        <draw:custom-shape draw:style-name="gr4" draw:text-style-name="P1" draw:layer="layout" svg:width="5.715cm" svg:height="2.54cm" svg:x="7.604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715cm" svg:height="2.54cm" svg:x="1.63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715cm" svg:height="2.54cm" svg:x="7.35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715cm" svg:height="2.54cm" svg:x="13.382cm" svg:y="9.255cm">
          <text:p text:style-name="P6"><text:span text:style-name="T3">Adaptive_Step_Size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715cm" svg:height="2.54cm" svg:x="18.78cm" svg:y="7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6.35cm" svg:height="1.505cm" svg:x="1.317cm" svg:y="6.901cm">
          <draw:text-box>
            <text:p text:style-name="P8"><text:span text:style-name="T4">Viscous_Burgers.py</text:span></text:p>
            <text:p text:style-name="P8"><text:span text:style-name="T4"/></text:p>
          </draw:text-box>
        </draw:frame>
        <draw:custom-shape draw:style-name="gr4" draw:text-style-name="P1" draw:layer="layout" svg:width="5.715cm" svg:height="2.54cm" svg:x="1.635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715cm" svg:height="2.54cm" svg:x="1.635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6.032cm" svg:height="1.27cm" svg:x="1.481cm" svg:y="10.176cm">
          <draw:text-box>
            <text:p text:style-name="P10"><text:span text:style-name="T4">Inviscid_Burgers.py</text:span></text:p>
          </draw:text-box>
        </draw:frame>
        <draw:frame draw:style-name="gr8" draw:text-style-name="P13" draw:layer="layout" svg:width="6.033cm" svg:height="1.505cm" svg:x="1.573cm" svg:y="13.465cm">
          <draw:text-box>
            <text:p text:style-name="P12"><text:span text:style-name="T4">Porous_Medium.py</text:span></text:p>
            <text:p text:style-name="P12"><text:span text:style-name="T4"/></text:p>
          </draw:text-box>
        </draw:frame>
        <draw:frame draw:style-name="gr9" draw:text-style-name="P5" draw:layer="layout" svg:width="6.667cm" svg:height="1.27cm" svg:x="1.317cm" svg:y="4.81cm">
          <draw:text-box>
            <text:p text:style-name="P4"><text:span text:style-name="T2">Specific initial conditions, </text:span></text:p>
            <text:p text:style-name="P4"><text:span text:style-name="T2">matrices in equation form </text:span></text:p>
          </draw:text-box>
        </draw:frame>
        <draw:frame draw:style-name="gr10" draw:text-style-name="P15" draw:layer="layout" svg:width="7.302cm" svg:height="1.27cm" svg:x="7.35cm" svg:y="12.112cm">
          <draw:text-box>
            <text:p text:style-name="P14"><text:span text:style-name="T5">Integrators_2_matrices.py</text:span></text:p>
          </draw:text-box>
        </draw:frame>
        <draw:frame draw:style-name="gr11" draw:text-style-name="P17" draw:layer="layout" svg:width="6.424cm" svg:height="0.879cm" svg:x="7.35cm" svg:y="8.62cm">
          <draw:text-box>
            <text:p text:style-name="P16"><text:span text:style-name="T5">Integrators_1_matrix.py</text:span></text:p>
          </draw:text-box>
        </draw:frame>
        <draw:frame draw:style-name="gr12" draw:text-style-name="P19" draw:layer="layout" svg:width="5.715cm" svg:height="0.881cm" svg:x="7.667cm" svg:y="14.089cm">
          <draw:text-box>
            <text:p text:style-name="P18"><text:span text:style-name="T2">2-matrix: viscous B, porous </text:span></text:p>
          </draw:text-box>
        </draw:frame>
        <draw:frame draw:style-name="gr13" draw:text-style-name="P5" draw:layer="layout" svg:width="5.397cm" svg:height="1.199cm" svg:x="13.383cm" svg:y="11.866cm">
          <draw:text-box>
            <text:p text:style-name="P4"><text:span text:style-name="T2">Step size controllers</text:span></text:p>
            <text:p text:style-name="P4"><text:span text:style-name="T2">(Optional)</text:span></text:p>
          </draw:text-box>
        </draw:frame>
        <draw:line draw:style-name="gr14" draw:text-style-name="P20" draw:layer="layout" svg:x1="4.175cm" svg:y1="19.415cm" svg:x2="25.447cm" svg:y2="19.415cm">
          <text:p/>
        </draw:line>
        <draw:frame draw:style-name="gr15" draw:text-style-name="P21" draw:layer="layout" svg:width="4.058cm" svg:height="0.726cm" svg:x="8.302cm" svg:y="6.715cm">
          <draw:text-box>
            <text:p><text:span text:style-name="T2">1-matrix: inviscid B</text:span></text:p>
          </draw:text-box>
        </draw:frame>
        <draw:custom-shape draw:style-name="gr4" draw:text-style-name="P1" draw:layer="layout" svg:width="5.715cm" svg:height="2.54cm" svg:x="18.7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4.445cm" svg:height="0.953cm" svg:x="19.507cm" svg:y="8.496cm">
          <draw:text-box>
            <text:p text:style-name="P22"><text:span text:style-name="T5">Systems_1D.py</text:span></text:p>
          </draw:text-box>
        </draw:frame>
        <draw:frame draw:style-name="gr17" draw:text-style-name="P21" draw:layer="layout" svg:width="3.978cm" svg:height="0.807cm" svg:x="19.564cm" svg:y="12.112cm">
          <draw:text-box>
            <text:p><text:span text:style-name="T5">Systems_2D.py</text:span></text:p>
          </draw:text-box>
        </draw:frame>
        <draw:custom-shape draw:style-name="gr18" draw:text-style-name="P1" draw:layer="layout" svg:width="3.492cm" svg:height="3.175cm" svg:x="24.812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3" draw:layer="layout" svg:width="2.54cm" svg:height="1.361cm" svg:x="25.447cm" svg:y="10.116cm">
          <draw:text-box>
            <text:p text:style-name="P22"><text:span text:style-name="T5">main.py</text:span></text:p>
          </draw:text-box>
        </draw:frame>
        <draw:custom-shape draw:style-name="gr5" draw:text-style-name="P7" draw:layer="layout" svg:width="5.715cm" svg:height="2.54cm" svg:x="10.525cm" svg:y="16.24cm">
          <text:p text:style-name="P6"><text:span text:style-name="T3">Leja_Interpolation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14.335cm" svg:y1="15.922cm" svg:x2="13.383cm" svg:y2="13.7cm">
          <text:p/>
        </draw:line>
        <draw:line draw:style-name="gr20" draw:text-style-name="P20" draw:layer="layout" svg:x1="10.207cm" svg:y1="16.875cm" svg:x2="7.35cm" svg:y2="15.287cm">
          <text:p/>
        </draw:line>
        <draw:frame draw:style-name="gr21" draw:text-style-name="P5" draw:layer="layout" svg:width="3.81cm" svg:height="1.905cm" svg:x="5.762cm" svg:y="16.24cm">
          <draw:text-box>
            <text:p text:style-name="P4"><text:span text:style-name="T2">Eigenvalues</text:span></text:p>
            <text:p text:style-name="P4"><text:span text:style-name="T2">(Gershgorin, Power iterations)</text:span></text:p>
          </draw:text-box>
        </draw:frame>
        <draw:frame draw:style-name="gr16" draw:text-style-name="P5" draw:layer="layout" svg:width="3.81cm" svg:height="1.199cm" svg:x="13.7cm" svg:y="14.652cm">
          <draw:text-box>
            <text:p text:style-name="P4"><text:span text:style-name="T2">Polynomial</text:span></text:p>
            <text:p text:style-name="P4"><text:span text:style-name="T2">Interpolati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marker draw:name="Arrowheads_20_3" draw:display-name="Arrowheads 3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5T11:08:02.091647254</meta:creation-date>
    <dc:date>2021-02-05T11:49:24.720618119</dc:date>
    <meta:editing-duration>PT27M37S</meta:editing-duration>
    <meta:editing-cycles>9</meta:editing-cycles>
    <meta:generator>LibreOffice/7.0.3.1$Linux_X86_64 LibreOffice_project/00$Build-1</meta:generator>
    <meta:document-statistic meta:object-count="30"/>
  </office:meta>
</office:document-meta>
</file>